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number:date-style number:automatic-order="true" style:name="N37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date is it: <text:date style:data-style-name="N37" text:date-adjust="PT96H00M00S" text:date-value="2012-09-10T15:03:24.86">14.09.12</text:date>?</text:p>
      <text:p text:style-name="Standard">What time is it: ?</text:p>
      <text:p text:style-name="Standard">What pagenumber is it:<text:page-number text:select-page="current">1</text:page-number>?</text:p>
      <text:p text:style-name="Standard">What page count is it:<text:page-count>1</text:page-count>?</text:p>
      <text:p text:style-name="Standard">What subject is it:<text:subject/>?</text:p>
      <text:p text:style-name="Standard">What title is it:<text:title/>?</text:p>
      <text:p text:style-name="Standard">What author is it:<text:initial-creator/>?</text:p>
      <text:p text:style-name="Standard">What chapter is it:<text:chapter text:display="name" text:outline-level="1"/>?</text:p>
      <text:p text:style-name="Standard">What file name is it:<text:file-name text:display="name-and-extension">field.odt</text:file-name>?</text:p>
      <text:p text:style-name="Standard">What sender is it:<text:sender-company text:fixed="false"/>?</text:p>
      <text:p text:style-name="Standard">What statistics is it:<text:page-count>1</text:page-count>?</text:p>
      <text:p text:style-name="Standard">What templates-styles is it:<text:template-name text:display="title"/>?</text:p>
      <text:p text:style-name="Standard">TEST FIELD: <text:text-input>Svante</text:text-input>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2-09-05T11:58:25.95</meta:creation-date>
    <dc:date>2019-07-23T14:11:22</dc:date>
    <meta:editing-duration>PT0.064S</meta:editing-duration>
    <meta:editing-cycles>5</meta:editing-cycles>
    <meta:generator>StarOffice/8$Win32 OpenOffice.org_project/680m18$Build-9161</meta:generator>
    <meta:document-statistic meta:character-count="286" meta:image-count="0" meta:object-count="0" meta:page-count="1" meta:paragraph-count="12" meta:table-count="0" meta:word-count="58"/>
  </office:meta>
</office:document-meta>
</file>